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iction</text:p>
      <text:p text:style-name="Standard"/>
      <text:p text:style-name="Standard"><text:s text:c="3"/>I postulate the question about friction: is it Good or is it Bad. <text:s/>Positive or Negative? By friction I mean the friction between two solid bodies like your hand sliding on top of a coffee table.</text:p>
      <text:p text:style-name="Standard"/>
      <text:p text:style-name="Standard"><text:s text:c="4"/>On the one hand we can say friction is bad. <text:s/>That is why we have to put gas in the car to fight friction. <text:s/>On the other hand we can say friction is good, because without friction we could not even start off our car from its parking spot. <text:s/></text:p>
      <text:p text:style-name="Standard"/>
      <text:p text:style-name="Standard"><text:s text:c="2"/>We were looking at a natural phenomena, friction, discovering its duality. <text:s/>It can qualify both as a positive thing and as a negative thing. <text:s/>The error here is that we are trying to quantify good and bad, positive and negative. Good and Bad does not not exist. <text:s/>They are just pointy arrows or vectors, <text:s/>which point in a particular direction dependent upon our point of view. <text:s/>However in our human existence, we always have an idea of good and bad. <text:s/>Looking at the vector nature of good and bad, <text:s/>I gather, new guidance is needed on how to navigate the jungle of <text:s/>'Good and Bad'.</text:p>
      <text:p text:style-name="Standard"/>
      <text:p text:style-name="Standard"><text:s text:c="3"/>Most importantly you cannot tell 'Good and Bad' apart when you're not calm. You cannot know the difference <text:s/>when you are angry, <text:s/>when you are distracted, when you are not rested. <text:s/>To tell the distinction between good and bad first you need to be at peace, calm and composed. <text:s/>Do whatever it takes to reach a calm state before you render judgment about anything good or bad. <text:s/>Especially if your render has influences or consequences. </text:p>
      <text:p text:style-name="Standard"/>
      <text:p text:style-name="Standard"><text:s text:c="2"/>The second important guiding rule of <text:s/>'Good and Bad' are the answers to the following questions: Does it harm anyone or does it harm anything. Does it <text:s/>result in benefits to anyone? Do the benefits outweigh the side effects or the harmful effects? Naturally, the only question that is asked for sure is: Does it benefit / effect <text:s/>me? There is nothing wrong with that question as long as all the other questions are examined as well.</text:p>
      <text:p text:style-name="Standard"/>
      <text:p text:style-name="Standard"><text:s text:c="2"/>The third important rule of good and bad is examining the need for very question itself. Do we need to have a good or bad <text:s/>judgment about that (some)thing? We very rarely need to decide. <text:s/>But we do anyway. <text:s/>We live in a society that is extremely judgmental everything is categorized, cataloged, <text:s/>numbered, bagged, tagged, shipped <text:s/>and judged. <text:s/>We do not need to do any of that with matters that do not affect us. Still, we have a strong stance on anything and everything.</text:p>
      <text:p text:style-name="Standard"/>
      <text:p text:style-name="Standard"><text:s text:c="2"/>Avoiding judgment is the best course of action. Just like friction cannot be categorized as good or bad most of the things cannot be categorized either. <text:s/>The wisest way is to accept things as they are. <text:s/>Acknowledging something as it exists, acknowledging it just as it is. It just i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Glen</meta:initial-creator>
    <meta:creation-date>2015-08-23T20:45:58.66</meta:creation-date>
    <dc:date>2015-08-23T22:20:03.32</dc:date>
    <dc:creator>Peter Glen</dc:creator>
    <meta:editing-duration>PT1H33M49S</meta:editing-duration>
    <meta:editing-cycles>39</meta:editing-cycles>
    <meta:generator>OpenOffice/4.1.1$Win32 OpenOffice.org_project/411m6$Build-9775</meta:generator>
    <meta:document-statistic meta:table-count="0" meta:image-count="0" meta:object-count="0" meta:page-count="1" meta:paragraph-count="8" meta:word-count="477" meta:character-count="2657"/>
  </office:meta>
</office:document-meta>
</file>